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e88" officeooo:paragraph-rsid="0011fe88"/>
    </style:style>
    <style:style style:name="P2" style:family="paragraph" style:parent-style-name="Standard">
      <style:paragraph-properties fo:text-align="start" style:justify-single-word="false"/>
      <style:text-properties fo:font-size="12pt" officeooo:rsid="0011fe88" officeooo:paragraph-rsid="0011fe88"/>
    </style:style>
    <style:style style:name="P3" style:family="paragraph" style:parent-style-name="Standard">
      <style:paragraph-properties fo:text-align="start" style:justify-single-word="false"/>
      <style:text-properties fo:font-size="12pt" officeooo:rsid="0011fe88" officeooo:paragraph-rsid="001b1295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4740a" officeooo:paragraph-rsid="0014740a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4740a" officeooo:paragraph-rsid="001b1295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8c947" officeooo:paragraph-rsid="0018c947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8c947" officeooo:paragraph-rsid="001b1295"/>
    </style:style>
    <style:style style:name="P8" style:family="paragraph" style:parent-style-name="Standard">
      <style:paragraph-properties fo:text-align="center" style:justify-single-word="false"/>
      <style:text-properties fo:font-size="20pt" officeooo:rsid="0011fe88" officeooo:paragraph-rsid="0011fe88"/>
    </style:style>
    <style:style style:name="T1" style:family="text">
      <style:text-properties officeooo:rsid="0013f22d"/>
    </style:style>
    <style:style style:name="T2" style:family="text">
      <style:text-properties officeooo:rsid="0014740a"/>
    </style:style>
    <style:style style:name="T3" style:family="text">
      <style:text-properties officeooo:rsid="001670c5"/>
    </style:style>
    <style:style style:name="T4" style:family="text">
      <style:text-properties officeooo:rsid="00184588"/>
    </style:style>
    <style:style style:name="T5" style:family="text">
      <style:text-properties officeooo:rsid="001994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1"/>
      <text:p text:style-name="P8">Relatório – Trabalho 3.1 </text:p>
      <text:p text:style-name="P8"/>
      <text:p text:style-name="P2"><text:tab/><text:span text:style-name="T2">A configuração final utilizada foi a seguinte:</text:span></text:p>
      <text:list xml:id="list7743935755300638267" text:style-name="L1">
        <text:list-item>
          <text:p text:style-name="P4">Camada de entrada: TODO <text:span text:style-name="T4">neurônios</text:span></text:p>
        </text:list-item>
        <text:list-item>
          <text:p text:style-name="P4">Camadas intermediárias: TODO <text:span text:style-name="T4">neurônios</text:span></text:p>
        </text:list-item>
        <text:list-item>
          <text:p text:style-name="P4">Camada de saída: TODO <text:span text:style-name="T4">neurônios</text:span></text:p>
        </text:list-item>
        <text:list-item>
          <text:p text:style-name="P6">Precisão obtida: TODO%</text:p>
        </text:list-item>
      </text:list>
      <text:p text:style-name="P2"/>
      <text:p text:style-name="P2"><text:span text:style-name="T5">Outras configurações testadas foram:</text:span></text:p>
      <text:list xml:id="list125702528106592" text:continue-numbering="true" text:style-name="L1">
        <text:list-item>
          <text:p text:style-name="P5">Camada de entrada: TODO <text:span text:style-name="T4">neurônios</text:span></text:p>
        </text:list-item>
        <text:list-item>
          <text:p text:style-name="P5">Camadas intermediárias: TODO <text:span text:style-name="T4">neurônios</text:span></text:p>
        </text:list-item>
        <text:list-item>
          <text:p text:style-name="P5">Camada de saída: TODO <text:span text:style-name="T4">neurônios</text:span></text:p>
        </text:list-item>
        <text:list-item>
          <text:p text:style-name="P7">Precisão obtida: TODO%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12:57:00.953947360</dc:date>
    <dc:creator>Ghabriel Nunes</dc:creator>
    <meta:editing-duration>PT3H7M34S</meta:editing-duration>
    <meta:editing-cycles>8</meta:editing-cycles>
    <meta:generator>LibreOffice/5.0.6.2$Linux_X86_64 LibreOffice_project/00$Build-2</meta:generator>
    <meta:document-statistic meta:table-count="0" meta:image-count="0" meta:object-count="0" meta:page-count="1" meta:paragraph-count="12" meta:word-count="63" meta:character-count="416" meta:non-whitespace-character-count="370"/>
  </office:meta>
</office:document-meta>
</file>